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el" fo:font-size="22pt" fo:font-weight="bold" officeooo:rsid="007a579e" officeooo:paragraph-rsid="007a579e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el" fo:font-size="16pt" style:font-size-asian="14pt" style:font-size-complex="16pt"/>
    </style:style>
    <style:style style:name="P4" style:family="paragraph" style:parent-style-name="Standard">
      <style:text-properties style:font-name="ariel" fo:font-size="16pt" officeooo:rsid="007de928" officeooo:paragraph-rsid="007de928" style:font-size-asian="14pt" style:font-size-complex="16pt"/>
    </style:style>
    <style:style style:name="T1" style:family="text">
      <style:text-properties officeooo:rsid="007da399"/>
    </style:style>
    <style:style style:name="T2" style:family="text">
      <style:text-properties officeooo:rsid="007ef0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</text:p>
      <text:p text:style-name="P1"/>
      <text:p text:style-name="P1"/>
      <text:p text:style-name="P1">*<text:span text:style-name="T1">Precisamos condesar nosso desenho 3d para uma tela 2d, isso chamamos de prejection</text:span></text:p>
      <text:p text:style-name="P4">*Coma as telas dos computadores podem ser de tamanhos diferentes, precisamos normalizala. Para isso podemos dividir a telas no meio, tanto horinzontalmente quanto verticalmente, dessa forma nosso ponto 0 sera no meio da tela.</text:p>
      <text:p text:style-name="P4">*<text:span text:style-name="T2">nosso aspect radio vai ser: a = h/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6:42:54.959285367</meta:creation-date>
    <dc:date>2021-08-26T08:11:52.804721070</dc:date>
    <meta:editing-duration>PT2H10M18S</meta:editing-duration>
    <meta:editing-cycles>8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6" meta:character-count="346" meta:non-whitespace-character-count="294"/>
  </office:meta>
</office:document-meta>
</file>